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font-name="Liberation Mono" fo:language="en" fo:country="US" fo:font-weight="bold" style:language-asian="en" style:country-asian="US" style:font-weight-asian="bold" style:language-complex="en" style:country-complex="US" style:font-weight-complex="bold"/>
    </style:style>
    <style:style style:name="T3" style:family="text">
      <style:text-properties style:font-name="Liberation Sans1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itle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Code Review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p text:style-name="P4"><text:span text:style-name="T1">You check your email and see the following message:</text:span></text:p>
            <text:p text:style-name="P4"><text:span text:style-name="T1"/></text:p>
            <text:p text:style-name="P4"><text:span text:style-name="T1">Would you please review this code and join us </text:span><text:span text:style-name="T1"><text:line-break/></text:span><text:span text:style-name="T1">for a peer code review on Friday?</text:span></text:p>
            <text:p text:style-name="P4"><text:span text:style-name="T2">https://github.com/jbrucker/auction</text:span><text:span text:style-name="T3"> <text:s text:c="2"/></text:span><text:span text:style-name="T1"><text:s/>[master]</text:span></text:p>
            <text:p text:style-name="P4"><text:span text:style-name="T1">thanks, <text:s/>Fatalai Jon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roblems?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1. class name is not Title Case (Auction)</text:p>
              </text:list-item>
              <text:list-item>
                <text:p>2. some method names are not lowercase</text:p>
              </text:list-item>
              <text:list-item>
                <text:p>3. long if - else if - else if ...</text:p>
              </text:list-item>
              <text:list-item>
                <text:p>4. variable: mini - not descriptive name </text:p>
              </text:list-item>
              <text:list-item>
                <text:p>5. Terrible docstring in class,</text:p>
              </text:list-item>
              <text:list-item>
                <text:p>6. No docstring in methods</text:p>
              </text:list-item>
              <text:list-item>
                <text:p>7. No type hints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Not Ready for Code Review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Reply to: Fatalai Jon</text:p>
              </text:list-item>
              <text:list-item>
                <text:p/>
              </text:list-item>
              <text:list-item>
                <text:p>This code is not ready for review.</text:p>
              </text:list-item>
              <text:list-item>
                <text:p>Did you run pylint or flake8 on this code?</text:p>
              </text:list-item>
              <text:list-item>
                <text:p>Did you run myp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The next day...</text:p>
          </draw:text-box>
        </draw:frame>
        <draw:frame presentation:style-name="pr6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>From: Fatalai Jon</text:p>
              </text:list-item>
              <text:list-item>
                <text:p/>
              </text:list-item>
              <text:list-item>
                <text:p>Dear Reviewer,</text:p>
              </text:list-item>
              <text:list-item>
                <text:p/>
              </text:list-item>
              <text:list-item>
                <text:p>Sorry about that. <text:s/>I cleaned up the code as you suggest, please look at</text:p>
              </text:list-item>
              <text:list-item>
                <text:p><text:span text:style-name="T2">https://github.com/jbrucker/auction</text:span><text:span text:style-name="T3"> <text:s text:c="2"/></text:span><text:span text:style-name="T1"><text:s/>[dev1]</text:span></text:p>
              </text:list-item>
              <text:list-item>
                <text:p><text:span text:style-name="T1"/></text:p>
              </text:list-item>
              <text:list-item>
                <text:p><text:span text:style-name="T1">Can you help with peer review?</text:span></text:p>
              </text:list-item>
              <text:list-item>
                <text:p><text:span text:style-name="T1"/></text:p>
              </text:list-item>
              <text:list-item>
                <text:p><text:span text:style-name="T1">Thanks, </text:span></text:p>
              </text:list-item>
              <text:list-item>
                <text:p><text:span text:style-name="T1">Fatalai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Your Reply...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Reply to: Fatalai Jon</text:p>
              </text:list-item>
              <text:list-item>
                <text:p/>
              </text:list-item>
              <text:list-item>
                <text:p>Where are the unit tests?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eer Review Guideline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Automate as much as possible.</text:p>
              </text:list-item>
              <text:list-item>
                <text:p><text:s text:c="2"/>- run the unit tests on a CI server</text:p>
              </text:list-item>
              <text:list-item>
                <text:p><text:s text:c="2"/>- run code coverage</text:p>
              </text:list-item>
              <text:list-item>
                <text:p><text:s text:c="2"/>- style checker: <text:s/>pylint or flake8</text:p>
              </text:list-item>
              <text:list-item>
                <text:p><text:s text:c="2"/>- mypy for static type checking</text:p>
              </text:list-item>
              <text:list-item>
                <text:p/>
              </text:list-item>
              <text:list-item>
                <text:p>Review code yourself before asking others to review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19-12-02T11:13:42.932207215</meta:creation-date>
    <meta:editing-cycles>2</meta:editing-cycles>
    <meta:editing-duration>PT24M17S</meta:editing-duration>
    <meta:generator>LibreOffice/6.0.7.3$Linux_X86_64 LibreOffice_project/00m0$Build-3</meta:generator>
    <dc:date>2019-12-02T11:38:00.136248276</dc:date>
    <meta:document-statistic meta:object-count="132"/>
  </office:meta>
</office:document-meta>
</file>